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ddd" draw:fill="solid" draw:fill-color="#ffdddd" draw:textarea-horizontal-align="justify" draw:textarea-vertical-align="middle" draw:auto-grow-height="false" fo:min-height="8.364cm" fo:min-width="8.564cm"/>
    </style:style>
    <style:style style:name="gr2" style:family="graphic" style:parent-style-name="standard">
      <style:graphic-properties svg:stroke-color="#ffdddd" draw:fill="solid" draw:fill-color="#ffdddd" draw:textarea-horizontal-align="justify" draw:textarea-vertical-align="middle" draw:auto-grow-height="false" fo:min-height="4.606cm" fo:min-width="8.806cm"/>
    </style:style>
    <style:style style:name="gr3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middle" fo:min-height="0.559cm"/>
    </style:style>
    <style:style style:name="gr6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7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8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gr9" style:family="graphic" style:parent-style-name="objectwithoutfill">
      <style:graphic-properties svg:stroke-width="0.05cm" svg:stroke-color="#80808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solid" draw:fill-color="#ffdddd" draw:textarea-horizontal-align="left" draw:textarea-vertical-align="middle" fo:min-height="0.559cm"/>
    </style:style>
    <style:style style:name="gr11" style:family="graphic" style:parent-style-name="standard">
      <style:graphic-properties draw:stroke="none" svg:stroke-color="#808080" draw:fill="solid" draw:fill-color="#ffdddd" draw:textarea-horizontal-align="left" draw:textarea-vertical-align="middle" fo:min-height="0.559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middle" fo:min-height="0.838cm"/>
    </style:style>
    <style:style style:name="gr13" style:family="graphic" style:parent-style-name="standard">
      <style:graphic-properties draw:stroke="none" svg:stroke-color="#808080" draw:fill="solid" draw:fill-color="#ffdddd" draw:textarea-horizontal-align="right" draw:textarea-vertical-align="middle" fo:min-height="0.559cm"/>
    </style:style>
    <style:style style:name="gr14" style:family="graphic" style:parent-style-name="standard">
      <style:graphic-properties draw:stroke="none" svg:stroke-color="#808080" draw:fill="solid" draw:fill-color="#ffdddd" draw:opacity="0%" draw:textarea-horizontal-align="right" draw:textarea-vertical-align="top" fo:min-height="0.5cm" draw:shadow-opacity="0%"/>
    </style:style>
    <style:style style:name="gr15" style:family="graphic" style:parent-style-name="standard">
      <style:graphic-properties draw:stroke="none" svg:stroke-color="#808080" draw:fill="solid" draw:fill-color="#ffdddd" draw:opacity="0%" draw:textarea-horizontal-align="right" draw:textarea-vertical-align="top" fo:min-height="1.189cm" draw:shadow-opacity="0%"/>
    </style:style>
    <style:style style:name="P1" style:family="paragraph">
      <loext:graphic-properties draw:fill="solid" draw:fill-color="#ffdddd"/>
      <style:paragraph-properties fo:text-align="center"/>
    </style:style>
    <style:style style:name="P2" style:family="paragraph">
      <loext:graphic-properties draw:fill="solid" draw:fill-color="#c5cc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5" style:family="paragraph">
      <loext:graphic-properties draw:fill="solid" draw:fill-color="#ffffff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dd"/>
      <style:paragraph-properties fo:text-align="center"/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P8" style:family="paragraph">
      <loext:graphic-properties draw:fill="solid" draw:fill-color="#ffffdd"/>
      <style:paragraph-properties fo:text-align="center"/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P9" style:family="paragraph">
      <loext:graphic-properties draw:fill="solid" draw:fill-color="#ffdddd"/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dddd"/>
      <style:paragraph-properties fo:text-align="start"/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P12" style:family="paragraph">
      <loext:graphic-properties draw:fill="solid" draw:fill-color="#ffdddd" draw:opacity="0%"/>
      <style:text-properties fo:color="#808080" style:font-name="Times New Roman1" fo:font-size="10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T4" style:family="text"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T5" style:family="text"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T6" style:family="text">
      <style:text-properties fo:color="#000000" style:font-name="Times New Roman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8.9cm" svg:x="11.014cm" svg:y="4.3cm">
          <text:p/>
          <draw:enhanced-geometry svg:viewBox="0 0 21600 21600" draw:path-stretchpoint-x="10800" draw:path-stretchpoint-y="10800" draw:text-areas="?f3 ?f4 ?f5 ?f6" draw:type="round-rectangle" draw:modifiers="2223.68815592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cm" svg:height="4.9cm" svg:x="11cm" svg:y="13.5cm">
          <text:p/>
          <draw:enhanced-geometry svg:viewBox="0 0 21600 21600" draw:path-stretchpoint-x="10800" draw:path-stretchpoint-y="10800" draw:text-areas="?f3 ?f4 ?f5 ?f6" draw:type="round-rectangle" draw:modifiers="2223.68815592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6cm" svg:height="1.5cm" svg:x="3.4cm" svg:y="2.56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4.2cm" svg:y1="4.667cm" svg:x2="4.2cm" svg:y2="3.767cm">
          <text:p/>
        </draw:line>
        <draw:line draw:style-name="gr4" draw:text-style-name="P3" draw:layer="layout" svg:x1="9cm" svg:y1="4.7cm" svg:x2="4.2cm" svg:y2="4.687cm">
          <text:p/>
        </draw:line>
        <draw:frame draw:style-name="gr5" draw:text-style-name="P4" draw:layer="layout" svg:width="3.6cm" svg:height="0.559cm" svg:x="5cm" svg:y="4.421cm">
          <draw:text-box>
            <text:p><text:span text:style-name="T1">~/.indy_client/tails/</text:span></text:p>
          </draw:text-box>
        </draw:frame>
        <draw:line draw:style-name="gr4" draw:text-style-name="P3" draw:layer="layout" svg:x1="9cm" svg:y1="21.3cm" svg:x2="9cm" svg:y2="4.7cm">
          <text:p/>
        </draw:line>
        <draw:line draw:style-name="gr4" draw:text-style-name="P3" draw:layer="layout" svg:x1="11.1cm" svg:y1="18.685cm" svg:x2="9cm" svg:y2="18.685cm">
          <text:p/>
        </draw:line>
        <draw:frame draw:style-name="gr6" draw:text-style-name="P5" draw:layer="layout" svg:width="1.1cm" svg:height="0.559cm" svg:x="9.5cm" svg:y="18.4cm">
          <draw:text-box>
            <text:p><text:span text:style-name="T2">cd_id/</text:span></text:p>
          </draw:text-box>
        </draw:frame>
        <draw:line draw:style-name="gr4" draw:text-style-name="P3" draw:layer="layout" svg:x1="11.1cm" svg:y1="19.686cm" svg:x2="11.1cm" svg:y2="18.685cm">
          <text:p/>
        </draw:line>
        <draw:frame draw:style-name="gr6" draw:text-style-name="P5" draw:layer="layout" svg:width="0.6cm" svg:height="0.559cm" svg:x="11.6cm" svg:y="19.008cm">
          <draw:text-box>
            <text:p><text:span text:style-name="T2">...</text:span></text:p>
          </draw:text-box>
        </draw:frame>
        <draw:line draw:style-name="gr4" draw:text-style-name="P3" draw:layer="layout" svg:x1="11.544cm" svg:y1="19.686cm" svg:x2="11.103cm" svg:y2="19.686cm">
          <text:p/>
        </draw:line>
        <draw:frame draw:style-name="gr6" draw:text-style-name="P5" draw:layer="layout" svg:width="3.3cm" svg:height="0.559cm" svg:x="11.608cm" svg:y="19.405cm">
          <draw:text-box>
            <text:p><text:span text:style-name="T2">rr_id -&gt; tails-hash</text:span></text:p>
          </draw:text-box>
        </draw:frame>
        <draw:frame draw:style-name="gr5" draw:text-style-name="P5" draw:layer="layout" svg:width="3.3cm" svg:height="0.559cm" svg:x="11.608cm" svg:y="18.642cm">
          <draw:text-box>
            <text:p><text:span text:style-name="T2">rr_id -&gt; tails-hash</text:span></text:p>
          </draw:text-box>
        </draw:frame>
        <draw:line draw:style-name="gr4" draw:text-style-name="P3" draw:layer="layout" svg:x1="11.108cm" svg:y1="21.305cm" svg:x2="9.008cm" svg:y2="21.305cm">
          <text:p/>
        </draw:line>
        <draw:frame draw:style-name="gr6" draw:text-style-name="P5" draw:layer="layout" svg:width="1.1cm" svg:height="0.559cm" svg:x="9.508cm" svg:y="21.02cm">
          <draw:text-box>
            <text:p><text:span text:style-name="T2">cd_id/</text:span></text:p>
          </draw:text-box>
        </draw:frame>
        <draw:line draw:style-name="gr4" draw:text-style-name="P3" draw:layer="layout" svg:x1="11.544cm" svg:y1="19.331cm" svg:x2="11.103cm" svg:y2="19.331cm">
          <text:p/>
        </draw:line>
        <draw:line draw:style-name="gr4" draw:text-style-name="P3" draw:layer="layout" svg:x1="11.544cm" svg:y1="18.931cm" svg:x2="11.103cm" svg:y2="18.931cm">
          <text:p/>
        </draw:line>
        <draw:frame draw:style-name="gr5" draw:text-style-name="P5" draw:layer="layout" svg:width="0.6cm" svg:height="0.559cm" svg:x="11.608cm" svg:y="21.615cm">
          <draw:text-box>
            <text:p><text:span text:style-name="T2">...</text:span></text:p>
          </draw:text-box>
        </draw:frame>
        <draw:line draw:style-name="gr4" draw:text-style-name="P3" draw:layer="layout" svg:x1="11.552cm" svg:y1="22.305cm" svg:x2="11.111cm" svg:y2="22.305cm">
          <text:p/>
        </draw:line>
        <draw:frame draw:style-name="gr6" draw:text-style-name="P5" draw:layer="layout" svg:width="3.3cm" svg:height="0.559cm" svg:x="11.616cm" svg:y="22.028cm">
          <draw:text-box>
            <text:p><text:span text:style-name="T2">rr_id -&gt; tails-hash</text:span></text:p>
          </draw:text-box>
        </draw:frame>
        <draw:frame draw:style-name="gr5" draw:text-style-name="P5" draw:layer="layout" svg:width="3.3cm" svg:height="0.559cm" svg:x="11.616cm" svg:y="21.249cm">
          <draw:text-box>
            <text:p><text:span text:style-name="T2">rr_id -&gt; tails-hash</text:span></text:p>
          </draw:text-box>
        </draw:frame>
        <draw:line draw:style-name="gr4" draw:text-style-name="P3" draw:layer="layout" svg:x1="11.552cm" svg:y1="21.938cm" svg:x2="11.111cm" svg:y2="21.938cm">
          <text:p/>
        </draw:line>
        <draw:line draw:style-name="gr4" draw:text-style-name="P3" draw:layer="layout" svg:x1="11.552cm" svg:y1="21.538cm" svg:x2="11.111cm" svg:y2="21.538cm">
          <text:p/>
        </draw:line>
        <draw:line draw:style-name="gr4" draw:text-style-name="P3" draw:layer="layout" svg:x1="11.1cm" svg:y1="22.305cm" svg:x2="11.108cm" svg:y2="21.305cm">
          <text:p/>
        </draw:line>
        <draw:line draw:style-name="gr4" draw:text-style-name="P3" draw:layer="layout" svg:x1="11.108cm" svg:y1="20.286cm" svg:x2="9.008cm" svg:y2="20.286cm">
          <text:p/>
        </draw:line>
        <draw:frame draw:style-name="gr6" draw:text-style-name="P5" draw:layer="layout" svg:width="0.808cm" svg:height="0.559cm" svg:x="9.8cm" svg:y="20.001cm">
          <draw:text-box>
            <text:p><text:span text:style-name="T2">.../</text:span></text:p>
          </draw:text-box>
        </draw:frame>
        <draw:line draw:style-name="gr4" draw:text-style-name="P3" draw:layer="layout" svg:x1="11.552cm" svg:y1="20.519cm" svg:x2="11.111cm" svg:y2="20.519cm">
          <text:p/>
        </draw:line>
        <draw:line draw:style-name="gr4" draw:text-style-name="P3" draw:layer="layout" svg:x1="11.113cm" svg:y1="20.498cm" svg:x2="11.108cm" svg:y2="20.286cm">
          <text:p/>
        </draw:line>
        <draw:frame draw:style-name="gr6" draw:text-style-name="P5" draw:layer="layout" svg:width="0.6cm" svg:height="0.559cm" svg:x="11.6cm" svg:y="20.239cm">
          <draw:text-box>
            <text:p><text:span text:style-name="T2">...</text:span></text:p>
          </draw:text-box>
        </draw:frame>
        <draw:custom-shape draw:style-name="gr7" draw:text-style-name="P7" draw:layer="layout" svg:width="7.187cm" svg:height="0.615cm" svg:x="1.306cm" svg:y="17.078cm">
          <text:p text:style-name="P6"><text:span text:style-name="T3">&lt;issuer_did&gt;</text:span><text:span text:style-name="T4">:3:CL:</text:span><text:span text:style-name="T3">&lt;schema_seq_no&gt;</text:span><text:span text:style-name="T4">:</text:span><text:span text:style-name="T3">&lt;cred_def_id_tag&gt;</text:span></text:p>
          <draw:enhanced-geometry svg:viewBox="0 0 21600 21600" draw:mirror-horizontal="true" draw:mirror-vertical="false" draw:type="line-callout-3" draw:modifiers="-3476.79465776294 48810.3896103896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8" draw:layer="layout" svg:width="7.5cm" svg:height="0.615cm" svg:x="2.374cm" svg:y="22.131cm">
          <text:p text:style-name="P6"><text:span text:style-name="T3">&lt;issuer_did&gt;:4:&lt;cd_id&gt;:CL_ACCUM:&lt;rev_reg_id_tag&gt;</text:span></text:p>
          <draw:enhanced-geometry svg:viewBox="0 0 21600 21600" draw:mirror-horizontal="true" draw:mirror-vertical="false" draw:type="line-callout-3" draw:modifiers="-5128.59618717504 9257.14285714286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3" draw:layer="layout" svg:x1="13.208cm" svg:y1="14.107cm" svg:x2="11.108cm" svg:y2="14.107cm">
          <text:p/>
        </draw:line>
        <draw:frame draw:style-name="gr10" draw:text-style-name="P9" draw:layer="layout" svg:width="1.1cm" svg:height="0.559cm" svg:x="11.608cm" svg:y="13.822cm">
          <draw:text-box>
            <text:p><text:span text:style-name="T5">rr_id/</text:span></text:p>
          </draw:text-box>
        </draw:frame>
        <draw:line draw:style-name="gr9" draw:text-style-name="P3" draw:layer="layout" svg:x1="15.328cm" svg:y1="15.325cm" svg:x2="15.325cm" svg:y2="14.324cm">
          <text:p/>
        </draw:line>
        <draw:line draw:style-name="gr9" draw:text-style-name="P3" draw:layer="layout" svg:x1="15.769cm" svg:y1="15.325cm" svg:x2="15.328cm" svg:y2="15.325cm">
          <text:p/>
        </draw:line>
        <draw:frame draw:style-name="gr11" draw:text-style-name="P9" draw:layer="layout" svg:width="3.3cm" svg:height="0.559cm" svg:x="15.833cm" svg:y="14.281cm">
          <draw:text-box>
            <text:p><text:span text:style-name="T5">rr_id -&gt; tails-hash</text:span></text:p>
          </draw:text-box>
        </draw:frame>
        <draw:line draw:style-name="gr9" draw:text-style-name="P3" draw:layer="layout" svg:x1="15.769cm" svg:y1="14.97cm" svg:x2="15.328cm" svg:y2="14.97cm">
          <text:p/>
        </draw:line>
        <draw:line draw:style-name="gr9" draw:text-style-name="P3" draw:layer="layout" svg:x1="15.769cm" svg:y1="14.57cm" svg:x2="15.328cm" svg:y2="14.57cm">
          <text:p/>
        </draw:line>
        <draw:line draw:style-name="gr4" draw:text-style-name="P3" draw:layer="layout" svg:x1="11.1cm" svg:y1="13.885cm" svg:x2="9cm" svg:y2="13.885cm">
          <text:p/>
        </draw:line>
        <draw:frame draw:style-name="gr12" draw:text-style-name="P5" draw:layer="layout" svg:width="1.4cm" svg:height="0.838cm" svg:x="9.3cm" svg:y="13.461cm">
          <draw:text-box>
            <text:p><text:span text:style-name="T2">.hopper/</text:span></text:p>
          </draw:text-box>
        </draw:frame>
        <draw:line draw:style-name="gr9" draw:text-style-name="P3" draw:layer="layout" svg:x1="11.1cm" svg:y1="16.4cm" svg:x2="11.1cm" svg:y2="13.9cm">
          <text:p/>
        </draw:line>
        <draw:line draw:style-name="gr9" draw:text-style-name="P3" draw:layer="layout" svg:x1="15.325cm" svg:y1="14.323cm" svg:x2="13.225cm" svg:y2="14.323cm">
          <text:p/>
        </draw:line>
        <draw:frame draw:style-name="gr13" draw:text-style-name="P9" draw:layer="layout" svg:width="1.1cm" svg:height="0.559cm" svg:x="13.725cm" svg:y="14.038cm">
          <draw:text-box>
            <text:p><text:span text:style-name="T5">cd_id/</text:span></text:p>
          </draw:text-box>
        </draw:frame>
        <draw:line draw:style-name="gr9" draw:text-style-name="P3" draw:layer="layout" svg:x1="13.217cm" svg:y1="14.316cm" svg:x2="13.217cm" svg:y2="14.116cm">
          <text:p/>
        </draw:line>
        <draw:frame draw:style-name="gr11" draw:text-style-name="P11" draw:layer="layout" svg:width="1.6cm" svg:height="0.559cm" svg:x="15.9cm" svg:y="14.691cm">
          <draw:text-box>
            <text:p text:style-name="P10"><text:span text:style-name="T5">rrd.json</text:span></text:p>
          </draw:text-box>
        </draw:frame>
        <draw:frame draw:style-name="gr11" draw:text-style-name="P11" draw:layer="layout" svg:width="1.6cm" svg:height="0.559cm" svg:x="15.9cm" svg:y="15.058cm">
          <draw:text-box>
            <text:p text:style-name="P10"><text:span text:style-name="T5">rre.json</text:span></text:p>
          </draw:text-box>
        </draw:frame>
        <draw:line draw:style-name="gr9" draw:text-style-name="P3" draw:layer="layout" svg:x1="13.213cm" svg:y1="15.802cm" svg:x2="11.113cm" svg:y2="15.802cm">
          <text:p/>
        </draw:line>
        <draw:frame draw:style-name="gr10" draw:text-style-name="P9" draw:layer="layout" svg:width="0.7cm" svg:height="0.559cm" svg:x="11.7cm" svg:y="15.517cm">
          <draw:text-box>
            <text:p><text:span text:style-name="T5">.../</text:span></text:p>
          </draw:text-box>
        </draw:frame>
        <draw:line draw:style-name="gr9" draw:text-style-name="P3" draw:layer="layout" svg:x1="15.327cm" svg:y1="16.026cm" svg:x2="13.216cm" svg:y2="16.035cm">
          <text:p/>
        </draw:line>
        <draw:frame draw:style-name="gr11" draw:text-style-name="P9" draw:layer="layout" svg:width="0.795cm" svg:height="0.559cm" svg:x="13.705cm" svg:y="15.755cm">
          <draw:text-box>
            <text:p><text:span text:style-name="T5">.../</text:span></text:p>
          </draw:text-box>
        </draw:frame>
        <draw:line draw:style-name="gr9" draw:text-style-name="P3" draw:layer="layout" svg:x1="13.217cm" svg:y1="16.014cm" svg:x2="13.217cm" svg:y2="15.814cm">
          <text:p/>
        </draw:line>
        <draw:line draw:style-name="gr9" draw:text-style-name="P3" draw:layer="layout" svg:x1="13.217cm" svg:y1="16.408cm" svg:x2="11.117cm" svg:y2="16.408cm">
          <text:p/>
        </draw:line>
        <draw:frame draw:style-name="gr10" draw:text-style-name="P9" draw:layer="layout" svg:width="1.1cm" svg:height="0.559cm" svg:x="11.617cm" svg:y="16.123cm">
          <draw:text-box>
            <text:p><text:span text:style-name="T5">rr_id/</text:span></text:p>
          </draw:text-box>
        </draw:frame>
        <draw:line draw:style-name="gr9" draw:text-style-name="P3" draw:layer="layout" svg:x1="15.337cm" svg:y1="17.626cm" svg:x2="15.334cm" svg:y2="16.625cm">
          <text:p/>
        </draw:line>
        <draw:line draw:style-name="gr9" draw:text-style-name="P3" draw:layer="layout" svg:x1="15.778cm" svg:y1="17.626cm" svg:x2="15.337cm" svg:y2="17.626cm">
          <text:p/>
        </draw:line>
        <draw:line draw:style-name="gr9" draw:text-style-name="P3" draw:layer="layout" svg:x1="15.778cm" svg:y1="17.271cm" svg:x2="15.337cm" svg:y2="17.271cm">
          <text:p/>
        </draw:line>
        <draw:line draw:style-name="gr9" draw:text-style-name="P3" draw:layer="layout" svg:x1="15.778cm" svg:y1="16.871cm" svg:x2="15.337cm" svg:y2="16.871cm">
          <text:p/>
        </draw:line>
        <draw:line draw:style-name="gr9" draw:text-style-name="P3" draw:layer="layout" svg:x1="15.334cm" svg:y1="16.624cm" svg:x2="13.234cm" svg:y2="16.624cm">
          <text:p/>
        </draw:line>
        <draw:frame draw:style-name="gr11" draw:text-style-name="P9" draw:layer="layout" svg:width="1.1cm" svg:height="0.559cm" svg:x="13.734cm" svg:y="16.339cm">
          <draw:text-box>
            <text:p><text:span text:style-name="T5">cd_id/</text:span></text:p>
          </draw:text-box>
        </draw:frame>
        <draw:line draw:style-name="gr9" draw:text-style-name="P3" draw:layer="layout" svg:x1="13.226cm" svg:y1="16.617cm" svg:x2="13.226cm" svg:y2="16.417cm">
          <text:p/>
        </draw:line>
        <draw:frame draw:style-name="gr11" draw:text-style-name="P9" draw:layer="layout" svg:width="3.3cm" svg:height="0.559cm" svg:x="15.854cm" svg:y="16.598cm">
          <draw:text-box>
            <text:p><text:span text:style-name="T5">rr_id -&gt; tails-hash</text:span></text:p>
          </draw:text-box>
        </draw:frame>
        <draw:frame draw:style-name="gr11" draw:text-style-name="P11" draw:layer="layout" svg:width="1.6cm" svg:height="0.559cm" svg:x="15.921cm" svg:y="17.008cm">
          <draw:text-box>
            <text:p text:style-name="P10"><text:span text:style-name="T5">rrd.json</text:span></text:p>
          </draw:text-box>
        </draw:frame>
        <draw:frame draw:style-name="gr11" draw:text-style-name="P11" draw:layer="layout" svg:width="1.6cm" svg:height="0.559cm" svg:x="15.921cm" svg:y="17.375cm">
          <draw:text-box>
            <text:p text:style-name="P10"><text:span text:style-name="T5">rre.json</text:span></text:p>
          </draw:text-box>
        </draw:frame>
        <draw:frame draw:style-name="gr14" draw:text-style-name="P12" draw:layer="layout" svg:width="3.5cm" svg:height="0.5cm" svg:x="16.2cm" svg:y="13.7cm">
          <draw:text-box>
            <text:p><text:span text:style-name="T6">Ephemerally in creation</text:span></text:p>
          </draw:text-box>
        </draw:frame>
        <draw:line draw:style-name="gr9" draw:text-style-name="P3" draw:layer="layout" svg:x1="14.4cm" svg:y1="5.3cm" svg:x2="11.119cm" svg:y2="5.309cm">
          <text:p/>
        </draw:line>
        <draw:frame draw:style-name="gr10" draw:text-style-name="P9" draw:layer="layout" svg:width="2.181cm" svg:height="0.559cm" svg:x="11.619cm" svg:y="5.024cm">
          <draw:text-box>
            <text:p><text:span text:style-name="T5">wallet_name/</text:span></text:p>
          </draw:text-box>
        </draw:frame>
        <draw:line draw:style-name="gr4" draw:text-style-name="P3" draw:layer="layout" svg:x1="11.111cm" svg:y1="5.087cm" svg:x2="9.011cm" svg:y2="5.087cm">
          <text:p/>
        </draw:line>
        <draw:frame draw:style-name="gr12" draw:text-style-name="P5" draw:layer="layout" svg:width="1.789cm" svg:height="0.838cm" svg:x="9.159cm" svg:y="4.663cm">
          <draw:text-box>
            <text:p><text:span text:style-name="T2">.sentinel/</text:span></text:p>
          </draw:text-box>
        </draw:frame>
        <draw:line draw:style-name="gr9" draw:text-style-name="P3" draw:layer="layout" svg:x1="11.114cm" svg:y1="9.726cm" svg:x2="11.111cm" svg:y2="5.102cm">
          <text:p/>
        </draw:line>
        <draw:line draw:style-name="gr9" draw:text-style-name="P3" draw:layer="layout" svg:x1="14.4cm" svg:y1="8.919cm" svg:x2="11.124cm" svg:y2="8.923cm">
          <text:p/>
        </draw:line>
        <draw:frame draw:style-name="gr10" draw:text-style-name="P9" draw:layer="layout" svg:width="0.7cm" svg:height="0.559cm" svg:x="11.619cm" svg:y="8.638cm">
          <draw:text-box>
            <text:p><text:span text:style-name="T5">.../</text:span></text:p>
          </draw:text-box>
        </draw:frame>
        <draw:line draw:style-name="gr9" draw:text-style-name="P3" draw:layer="layout" svg:x1="14.851cm" svg:y1="9.139cm" svg:x2="14.41cm" svg:y2="9.139cm">
          <text:p/>
        </draw:line>
        <draw:frame draw:style-name="gr11" draw:text-style-name="P9" draw:layer="layout" svg:width="0.6cm" svg:height="0.559cm" svg:x="14.899cm" svg:y="8.859cm">
          <draw:text-box>
            <text:p><text:span text:style-name="T5">...</text:span></text:p>
          </draw:text-box>
        </draw:frame>
        <draw:line draw:style-name="gr9" draw:text-style-name="P3" draw:layer="layout" svg:x1="14.411cm" svg:y1="9.118cm" svg:x2="14.411cm" svg:y2="8.918cm">
          <text:p/>
        </draw:line>
        <draw:frame draw:style-name="gr15" draw:text-style-name="P12" draw:layer="layout" svg:width="2.399cm" svg:height="1.189cm" svg:x="17.314cm" svg:y="4.511cm">
          <draw:text-box>
            <text:p><text:span text:style-name="T6">Ephemerally in interprocess communication</text:span></text:p>
          </draw:text-box>
        </draw:frame>
        <draw:line draw:style-name="gr9" draw:text-style-name="P3" draw:layer="layout" svg:x1="15.329cm" svg:y1="16.326cm" svg:x2="15.326cm" svg:y2="16.026cm">
          <text:p/>
        </draw:line>
        <draw:line draw:style-name="gr9" draw:text-style-name="P3" draw:layer="layout" svg:x1="14.395cm" svg:y1="9.726cm" svg:x2="11.114cm" svg:y2="9.735cm">
          <text:p/>
        </draw:line>
        <draw:frame draw:style-name="gr10" draw:text-style-name="P9" draw:layer="layout" svg:width="2.181cm" svg:height="0.559cm" svg:x="11.607cm" svg:y="9.45cm">
          <draw:text-box>
            <text:p><text:span text:style-name="T5">wallet_name/</text:span></text:p>
          </draw:text-box>
        </draw:frame>
        <draw:line draw:style-name="gr9" draw:text-style-name="P3" draw:layer="layout" svg:x1="17.1cm" svg:y1="6.868cm" svg:x2="14.418cm" svg:y2="6.853cm">
          <text:p/>
        </draw:line>
        <draw:line draw:style-name="gr9" draw:text-style-name="P3" draw:layer="layout" svg:x1="14.4cm" svg:y1="8.441cm" svg:x2="14.414cm" svg:y2="5.3cm">
          <text:p/>
        </draw:line>
        <draw:frame draw:style-name="gr11" draw:text-style-name="P9" draw:layer="layout" svg:width="0.756cm" svg:height="0.559cm" svg:x="14.897cm" svg:y="5.28cm">
          <draw:text-box>
            <text:p><text:span text:style-name="T5">.pid</text:span></text:p>
          </draw:text-box>
        </draw:frame>
        <draw:line draw:style-name="gr9" draw:text-style-name="P3" draw:layer="layout" svg:x1="17.099cm" svg:y1="5.967cm" svg:x2="14.417cm" svg:y2="5.952cm">
          <text:p/>
        </draw:line>
        <draw:line draw:style-name="gr9" draw:text-style-name="P3" draw:layer="layout" svg:x1="14.858cm" svg:y1="5.569cm" svg:x2="14.417cm" svg:y2="5.569cm">
          <text:p/>
        </draw:line>
        <draw:frame draw:style-name="gr11" draw:text-style-name="P9" draw:layer="layout" svg:width="1.291cm" svg:height="0.559cm" svg:x="14.897cm" svg:y="5.702cm">
          <draw:text-box>
            <text:p><text:span text:style-name="T5">rr_id/</text:span></text:p>
          </draw:text-box>
        </draw:frame>
        <draw:line draw:style-name="gr9" draw:text-style-name="P3" draw:layer="layout" svg:x1="14.86cm" svg:y1="8.441cm" svg:x2="14.414cm" svg:y2="8.441cm">
          <text:p/>
        </draw:line>
        <draw:line draw:style-name="gr9" draw:text-style-name="P3" draw:layer="layout" svg:x1="17.106cm" svg:y1="6.173cm" svg:x2="17.106cm" svg:y2="5.973cm">
          <text:p/>
        </draw:line>
        <draw:line draw:style-name="gr9" draw:text-style-name="P3" draw:layer="layout" svg:x1="17.559cm" svg:y1="6.169cm" svg:x2="17.118cm" svg:y2="6.169cm">
          <text:p/>
        </draw:line>
        <draw:line draw:style-name="gr9" draw:text-style-name="P3" draw:layer="layout" svg:x1="17.094cm" svg:y1="7.079cm" svg:x2="17.094cm" svg:y2="6.879cm">
          <text:p/>
        </draw:line>
        <draw:line draw:style-name="gr9" draw:text-style-name="P3" draw:layer="layout" svg:x1="17.106cm" svg:y1="7.568cm" svg:x2="14.424cm" svg:y2="7.553cm">
          <text:p/>
        </draw:line>
        <draw:frame draw:style-name="gr11" draw:text-style-name="P9" draw:layer="layout" svg:width="1.184cm" svg:height="0.559cm" svg:x="14.904cm" svg:y="7.303cm">
          <draw:text-box>
            <text:p><text:span text:style-name="T5">rr_id/</text:span></text:p>
          </draw:text-box>
        </draw:frame>
        <draw:line draw:style-name="gr9" draw:text-style-name="P3" draw:layer="layout" svg:x1="17.113cm" svg:y1="7.774cm" svg:x2="17.113cm" svg:y2="7.574cm">
          <text:p/>
        </draw:line>
        <draw:frame draw:style-name="gr11" draw:text-style-name="P9" draw:layer="layout" svg:width="1.103cm" svg:height="0.559cm" svg:x="14.885cm" svg:y="5.702cm">
          <draw:text-box>
            <text:p><text:span text:style-name="T5">rr_id/</text:span></text:p>
          </draw:text-box>
        </draw:frame>
        <draw:frame draw:style-name="gr11" draw:text-style-name="P9" draw:layer="layout" svg:width="0.803cm" svg:height="0.559cm" svg:x="14.885cm" svg:y="6.561cm">
          <draw:text-box>
            <text:p><text:span text:style-name="T5">.../</text:span></text:p>
          </draw:text-box>
        </draw:frame>
        <draw:line draw:style-name="gr9" draw:text-style-name="P3" draw:layer="layout" svg:x1="17.088cm" svg:y1="6.53cm" svg:x2="17.094cm" svg:y2="5.974cm">
          <text:p/>
        </draw:line>
        <draw:frame draw:style-name="gr11" draw:text-style-name="P9" draw:layer="layout" svg:width="1.203cm" svg:height="0.559cm" svg:x="17.685cm" svg:y="5.882cm">
          <draw:text-box>
            <text:p><text:span text:style-name="T5">.size</text:span></text:p>
          </draw:text-box>
        </draw:frame>
        <draw:line draw:style-name="gr9" draw:text-style-name="P3" draw:layer="layout" svg:x1="17.082cm" svg:y1="7.08cm" svg:x2="17.082cm" svg:y2="6.88cm">
          <text:p/>
        </draw:line>
        <draw:frame draw:style-name="gr11" draw:text-style-name="P9" draw:layer="layout" svg:width="1.096cm" svg:height="0.559cm" svg:x="14.892cm" svg:y="7.303cm">
          <draw:text-box>
            <text:p><text:span text:style-name="T5">rr_id/</text:span></text:p>
          </draw:text-box>
        </draw:frame>
        <draw:line draw:style-name="gr9" draw:text-style-name="P3" draw:layer="layout" svg:x1="17.101cm" svg:y1="7.775cm" svg:x2="17.101cm" svg:y2="7.575cm">
          <text:p/>
        </draw:line>
        <draw:frame draw:style-name="gr11" draw:text-style-name="P9" draw:layer="layout" svg:width="2.198cm" svg:height="0.559cm" svg:x="17.685cm" svg:y="6.267cm">
          <draw:text-box>
            <text:p><text:span text:style-name="T5">.in-progress</text:span></text:p>
          </draw:text-box>
        </draw:frame>
        <draw:line draw:style-name="gr9" draw:text-style-name="P3" draw:layer="layout" svg:x1="17.53cm" svg:y1="6.555cm" svg:x2="17.089cm" svg:y2="6.555cm">
          <text:p/>
        </draw:line>
        <draw:frame draw:style-name="gr11" draw:text-style-name="P9" draw:layer="layout" svg:width="0.956cm" svg:height="0.559cm" svg:x="14.897cm" svg:y="8.167cm">
          <draw:text-box>
            <text:p><text:span text:style-name="T5">.stop</text:span></text:p>
          </draw:text-box>
        </draw:frame>
        <draw:line draw:style-name="gr9" draw:text-style-name="P3" draw:layer="layout" svg:x1="14.867cm" svg:y1="8.004cm" svg:x2="14.421cm" svg:y2="8.004cm">
          <text:p/>
        </draw:line>
        <draw:frame draw:style-name="gr11" draw:text-style-name="P9" draw:layer="layout" svg:width="1.096cm" svg:height="0.559cm" svg:x="14.904cm" svg:y="7.73cm">
          <draw:text-box>
            <text:p><text:span text:style-name="T5">.start</text:span></text:p>
          </draw:text-box>
        </draw:frame>
        <draw:line draw:style-name="gr9" draw:text-style-name="P3" draw:layer="layout" svg:x1="17.088cm" svg:y1="11.309cm" svg:x2="14.406cm" svg:y2="11.294cm">
          <text:p/>
        </draw:line>
        <draw:line draw:style-name="gr9" draw:text-style-name="P3" draw:layer="layout" svg:x1="14.388cm" svg:y1="12.882cm" svg:x2="14.402cm" svg:y2="9.741cm">
          <text:p/>
        </draw:line>
        <draw:frame draw:style-name="gr11" draw:text-style-name="P9" draw:layer="layout" svg:width="0.756cm" svg:height="0.559cm" svg:x="14.885cm" svg:y="9.721cm">
          <draw:text-box>
            <text:p><text:span text:style-name="T5">.pid</text:span></text:p>
          </draw:text-box>
        </draw:frame>
        <draw:line draw:style-name="gr9" draw:text-style-name="P3" draw:layer="layout" svg:x1="17.087cm" svg:y1="10.408cm" svg:x2="14.405cm" svg:y2="10.393cm">
          <text:p/>
        </draw:line>
        <draw:line draw:style-name="gr9" draw:text-style-name="P3" draw:layer="layout" svg:x1="14.846cm" svg:y1="10.01cm" svg:x2="14.405cm" svg:y2="10.01cm">
          <text:p/>
        </draw:line>
        <draw:frame draw:style-name="gr11" draw:text-style-name="P9" draw:layer="layout" svg:width="1.291cm" svg:height="0.559cm" svg:x="14.885cm" svg:y="10.143cm">
          <draw:text-box>
            <text:p><text:span text:style-name="T5">rr_id/</text:span></text:p>
          </draw:text-box>
        </draw:frame>
        <draw:line draw:style-name="gr9" draw:text-style-name="P3" draw:layer="layout" svg:x1="14.848cm" svg:y1="12.882cm" svg:x2="14.402cm" svg:y2="12.882cm">
          <text:p/>
        </draw:line>
        <draw:line draw:style-name="gr9" draw:text-style-name="P3" draw:layer="layout" svg:x1="17.094cm" svg:y1="10.614cm" svg:x2="17.094cm" svg:y2="10.414cm">
          <text:p/>
        </draw:line>
        <draw:line draw:style-name="gr9" draw:text-style-name="P3" draw:layer="layout" svg:x1="17.547cm" svg:y1="10.61cm" svg:x2="17.106cm" svg:y2="10.61cm">
          <text:p/>
        </draw:line>
        <draw:line draw:style-name="gr9" draw:text-style-name="P3" draw:layer="layout" svg:x1="17.082cm" svg:y1="11.52cm" svg:x2="17.082cm" svg:y2="11.32cm">
          <text:p/>
        </draw:line>
        <draw:line draw:style-name="gr9" draw:text-style-name="P3" draw:layer="layout" svg:x1="17.094cm" svg:y1="12.009cm" svg:x2="14.412cm" svg:y2="11.994cm">
          <text:p/>
        </draw:line>
        <draw:frame draw:style-name="gr11" draw:text-style-name="P9" draw:layer="layout" svg:width="1.184cm" svg:height="0.559cm" svg:x="14.892cm" svg:y="11.744cm">
          <draw:text-box>
            <text:p><text:span text:style-name="T5">rr_id/</text:span></text:p>
          </draw:text-box>
        </draw:frame>
        <draw:line draw:style-name="gr9" draw:text-style-name="P3" draw:layer="layout" svg:x1="17.101cm" svg:y1="12.215cm" svg:x2="17.101cm" svg:y2="12.015cm">
          <text:p/>
        </draw:line>
        <draw:frame draw:style-name="gr11" draw:text-style-name="P9" draw:layer="layout" svg:width="1.103cm" svg:height="0.559cm" svg:x="14.873cm" svg:y="10.143cm">
          <draw:text-box>
            <text:p><text:span text:style-name="T5">rr_id/</text:span></text:p>
          </draw:text-box>
        </draw:frame>
        <draw:frame draw:style-name="gr11" draw:text-style-name="P9" draw:layer="layout" svg:width="0.803cm" svg:height="0.559cm" svg:x="14.873cm" svg:y="11.002cm">
          <draw:text-box>
            <text:p><text:span text:style-name="T5">.../</text:span></text:p>
          </draw:text-box>
        </draw:frame>
        <draw:line draw:style-name="gr9" draw:text-style-name="P3" draw:layer="layout" svg:x1="17.076cm" svg:y1="10.971cm" svg:x2="17.082cm" svg:y2="10.415cm">
          <text:p/>
        </draw:line>
        <draw:frame draw:style-name="gr11" draw:text-style-name="P9" draw:layer="layout" svg:width="1.203cm" svg:height="0.559cm" svg:x="17.673cm" svg:y="10.323cm">
          <draw:text-box>
            <text:p><text:span text:style-name="T5">.size</text:span></text:p>
          </draw:text-box>
        </draw:frame>
        <draw:line draw:style-name="gr9" draw:text-style-name="P3" draw:layer="layout" svg:x1="17.07cm" svg:y1="11.521cm" svg:x2="17.07cm" svg:y2="11.321cm">
          <text:p/>
        </draw:line>
        <draw:frame draw:style-name="gr11" draw:text-style-name="P9" draw:layer="layout" svg:width="1.096cm" svg:height="0.559cm" svg:x="14.88cm" svg:y="11.744cm">
          <draw:text-box>
            <text:p><text:span text:style-name="T5">rr_id/</text:span></text:p>
          </draw:text-box>
        </draw:frame>
        <draw:line draw:style-name="gr9" draw:text-style-name="P3" draw:layer="layout" svg:x1="17.089cm" svg:y1="12.216cm" svg:x2="17.089cm" svg:y2="12.016cm">
          <text:p/>
        </draw:line>
        <draw:frame draw:style-name="gr11" draw:text-style-name="P9" draw:layer="layout" svg:width="2.198cm" svg:height="0.559cm" svg:x="17.673cm" svg:y="10.708cm">
          <draw:text-box>
            <text:p><text:span text:style-name="T5">.in-progress</text:span></text:p>
          </draw:text-box>
        </draw:frame>
        <draw:line draw:style-name="gr9" draw:text-style-name="P3" draw:layer="layout" svg:x1="17.518cm" svg:y1="10.996cm" svg:x2="17.077cm" svg:y2="10.996cm">
          <text:p/>
        </draw:line>
        <draw:frame draw:style-name="gr11" draw:text-style-name="P9" draw:layer="layout" svg:width="0.956cm" svg:height="0.559cm" svg:x="14.885cm" svg:y="12.608cm">
          <draw:text-box>
            <text:p><text:span text:style-name="T5">.stop</text:span></text:p>
          </draw:text-box>
        </draw:frame>
        <draw:line draw:style-name="gr9" draw:text-style-name="P3" draw:layer="layout" svg:x1="14.855cm" svg:y1="12.445cm" svg:x2="14.409cm" svg:y2="12.445cm">
          <text:p/>
        </draw:line>
        <draw:frame draw:style-name="gr11" draw:text-style-name="P9" draw:layer="layout" svg:width="1.096cm" svg:height="0.559cm" svg:x="14.892cm" svg:y="12.171cm">
          <draw:text-box>
            <text:p><text:span text:style-name="T5">.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left" fo:padding-top="0cm" fo:padding-bottom="0cm" fo:padding-left="0cm" fo:padding-right="0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11-05T13:09:15.236000000</dc:date>
    <meta:editing-duration>PT3H53M47S</meta:editing-duration>
    <meta:editing-cycles>18</meta:editing-cycles>
    <meta:generator>LibreOffice/5.4.0.3$Windows_X86_64 LibreOffice_project/7556cbc6811c9d992f4064ab9287069087d7f62c</meta:generator>
    <dc:creator>Stephen Klump</dc:creator>
    <meta:document-statistic meta:object-count="129"/>
  </office:meta>
</office:document-meta>
</file>